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float" office:value="0.285714">
            <text:p>0.285714</text:p>
          </table:table-cell>
          <table:table-cell office:value-type="float" office:value="0.0510622">
            <text:p>0.051062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0.285714">
            <text:p>0.285714</text:p>
          </table:table-cell>
          <table:table-cell office:value-type="float" office:value="0.164969">
            <text:p>0.164969</text:p>
          </table:table-cell>
          <table:table-cell office:value-type="float" office:value="0.0256983">
            <text:p>0.0256983</text:p>
          </table:table-cell>
          <table:table-cell table:number-columns-repeated="5"/>
        </table:table-row>
        <table:table-row table:style-name="ro1">
          <table:table-cell office:value-type="float" office:value="0.285714">
            <text:p>0.285714</text:p>
          </table:table-cell>
          <table:table-cell office:value-type="float" office:value="0.0343219">
            <text:p>0.0343219</text:p>
          </table:table-cell>
          <table:table-cell office:value-type="float" office:value="0.0359639">
            <text:p>0.0359639</text:p>
          </table:table-cell>
          <table:table-cell table:number-columns-repeated="4"/>
          <table:table-cell>
            <draw:frame table:end-cell-address="Sheet1.S35" table:end-x="0.6472in" table:end-y="0.1043in" draw:z-index="0" draw:style-name="gr1" draw:text-style-name="P1" svg:width="10.163in" svg:height="5.7106in" svg:x="0.2638in" svg:y="0.0835in">
              <draw:object draw:notify-on-update-of-ranges="Sheet1.A1:Sheet1.A50 Sheet1.C1:Sheet1.C50 Sheet1.B1:Sheet1.B5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261905">
            <text:p>0.261905</text:p>
          </table:table-cell>
          <table:table-cell office:value-type="float" office:value="0.0471076">
            <text:p>0.0471076</text:p>
          </table:table-cell>
          <table:table-cell office:value-type="float" office:value="0.0868742">
            <text:p>0.0868742</text:p>
          </table:table-cell>
          <table:table-cell table:number-columns-repeated="5"/>
        </table:table-row>
        <table:table-row table:style-name="ro1">
          <table:table-cell office:value-type="float" office:value="0.190476">
            <text:p>0.190476</text:p>
          </table:table-cell>
          <table:table-cell office:value-type="float" office:value="0.0404387">
            <text:p>0.0404387</text:p>
          </table:table-cell>
          <table:table-cell office:value-type="float" office:value="0.0460015">
            <text:p>0.0460015</text:p>
          </table:table-cell>
          <table:table-cell table:number-columns-repeated="5"/>
        </table:table-row>
        <table:table-row table:style-name="ro1">
          <table:table-cell office:value-type="float" office:value="0.214286">
            <text:p>0.214286</text:p>
          </table:table-cell>
          <table:table-cell office:value-type="float" office:value="0.971254">
            <text:p>0.971254</text:p>
          </table:table-cell>
          <table:table-cell office:value-type="float" office:value="0.025313">
            <text:p>0.025313</text:p>
          </table:table-cell>
          <table:table-cell table:number-columns-repeated="5"/>
        </table:table-row>
        <table:table-row table:style-name="ro1">
          <table:table-cell office:value-type="float" office:value="0.261905">
            <text:p>0.261905</text:p>
          </table:table-cell>
          <table:table-cell office:value-type="float" office:value="0.978545">
            <text:p>0.978545</text:p>
          </table:table-cell>
          <table:table-cell office:value-type="float" office:value="0.0769423">
            <text:p>0.0769423</text:p>
          </table:table-cell>
          <table:table-cell table:number-columns-repeated="5"/>
        </table:table-row>
        <table:table-row table:style-name="ro1">
          <table:table-cell office:value-type="float" office:value="0.285714">
            <text:p>0.285714</text:p>
          </table:table-cell>
          <table:table-cell office:value-type="float" office:value="0.961115">
            <text:p>0.961115</text:p>
          </table:table-cell>
          <table:table-cell office:value-type="float" office:value="0.0673381">
            <text:p>0.0673381</text:p>
          </table:table-cell>
          <table:table-cell table:number-columns-repeated="5"/>
        </table:table-row>
        <table:table-row table:style-name="ro1">
          <table:table-cell office:value-type="float" office:value="0.285714">
            <text:p>0.285714</text:p>
          </table:table-cell>
          <table:table-cell office:value-type="float" office:value="0.951234">
            <text:p>0.951234</text:p>
          </table:table-cell>
          <table:table-cell office:value-type="float" office:value="0.0300813">
            <text:p>0.0300813</text:p>
          </table:table-cell>
          <table:table-cell table:number-columns-repeated="5"/>
        </table:table-row>
        <table:table-row table:style-name="ro1">
          <table:table-cell office:value-type="float" office:value="0.309524">
            <text:p>0.309524</text:p>
          </table:table-cell>
          <table:table-cell office:value-type="float" office:value="0.390252">
            <text:p>0.390252</text:p>
          </table:table-cell>
          <table:table-cell office:value-type="float" office:value="0.0137214">
            <text:p>0.0137214</text:p>
          </table:table-cell>
          <table:table-cell table:number-columns-repeated="5"/>
        </table:table-row>
        <table:table-row table:style-name="ro1">
          <table:table-cell office:value-type="float" office:value="0.261905">
            <text:p>0.261905</text:p>
          </table:table-cell>
          <table:table-cell office:value-type="float" office:value="0.0281152">
            <text:p>0.0281152</text:p>
          </table:table-cell>
          <table:table-cell office:value-type="float" office:value="0.0586904">
            <text:p>0.0586904</text:p>
          </table:table-cell>
          <table:table-cell table:number-columns-repeated="5"/>
        </table:table-row>
        <table:table-row table:style-name="ro1">
          <table:table-cell office:value-type="float" office:value="0.261905">
            <text:p>0.261905</text:p>
          </table:table-cell>
          <table:table-cell office:value-type="float" office:value="0.000746908">
            <text:p>0.000746908</text:p>
          </table:table-cell>
          <table:table-cell office:value-type="float" office:value="0.195256">
            <text:p>0.195256</text:p>
          </table:table-cell>
          <table:table-cell table:number-columns-repeated="5"/>
        </table:table-row>
        <table:table-row table:style-name="ro1">
          <table:table-cell office:value-type="float" office:value="0.238095">
            <text:p>0.238095</text:p>
          </table:table-cell>
          <table:table-cell office:value-type="float" office:value="0.00390449">
            <text:p>0.00390449</text:p>
          </table:table-cell>
          <table:table-cell office:value-type="float" office:value="0.271082">
            <text:p>0.271082</text:p>
          </table:table-cell>
          <table:table-cell table:number-columns-repeated="5"/>
        </table:table-row>
        <table:table-row table:style-name="ro1">
          <table:table-cell office:value-type="float" office:value="0.0952381">
            <text:p>0.0952381</text:p>
          </table:table-cell>
          <table:table-cell office:value-type="float" office:value="0.00570914">
            <text:p>0.00570914</text:p>
          </table:table-cell>
          <table:table-cell office:value-type="float" office:value="0.251421">
            <text:p>0.251421</text:p>
          </table:table-cell>
          <table:table-cell table:number-columns-repeated="5"/>
        </table:table-row>
        <table:table-row table:style-name="ro1">
          <table:table-cell office:value-type="float" office:value="0.0238095">
            <text:p>0.0238095</text:p>
          </table:table-cell>
          <table:table-cell office:value-type="float" office:value="0.00199476">
            <text:p>0.00199476</text:p>
          </table:table-cell>
          <table:table-cell office:value-type="float" office:value="0.103257">
            <text:p>0.103257</text:p>
          </table:table-cell>
          <table:table-cell table:number-columns-repeated="5"/>
        </table:table-row>
        <table:table-row table:style-name="ro1">
          <table:table-cell office:value-type="float" office:value="0.0238095">
            <text:p>0.0238095</text:p>
          </table:table-cell>
          <table:table-cell office:value-type="float" office:value="0.00199476">
            <text:p>0.00199476</text:p>
          </table:table-cell>
          <table:table-cell office:value-type="float" office:value="0.103257">
            <text:p>0.10325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199476">
            <text:p>0.00199476</text:p>
          </table:table-cell>
          <table:table-cell office:value-type="float" office:value="0.0256983">
            <text:p>0.025698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98952">
            <text:p>0.998952</text:p>
          </table:table-cell>
          <table:table-cell office:value-type="float" office:value="0.122395">
            <text:p>0.122395</text:p>
          </table:table-cell>
          <table:table-cell table:number-columns-repeated="5"/>
        </table:table-row>
        <table:table-row table:style-name="ro1">
          <table:table-cell office:value-type="float" office:value="0.047619">
            <text:p>0.047619</text:p>
          </table:table-cell>
          <table:table-cell office:value-type="float" office:value="0.99995">
            <text:p>0.99995</text:p>
          </table:table-cell>
          <table:table-cell office:value-type="float" office:value="0.464766">
            <text:p>0.464766</text:p>
          </table:table-cell>
          <table:table-cell table:number-columns-repeated="5"/>
        </table:table-row>
        <table:table-row table:style-name="ro1">
          <table:table-cell office:value-type="float" office:value="0.142857">
            <text:p>0.142857</text:p>
          </table:table-cell>
          <table:table-cell office:value-type="float" office:value="0.999855">
            <text:p>0.999855</text:p>
          </table:table-cell>
          <table:table-cell office:value-type="float" office:value="0.922925">
            <text:p>0.922925</text:p>
          </table:table-cell>
          <table:table-cell table:number-columns-repeated="5"/>
        </table:table-row>
        <table:table-row table:style-name="ro1">
          <table:table-cell office:value-type="float" office:value="0.785714">
            <text:p>0.785714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0.97619">
            <text:p>0.97619</text:p>
          </table:table-cell>
          <table:table-cell office:value-type="float" office:value="0.996349">
            <text:p>0.996349</text:p>
          </table:table-cell>
          <table:table-cell office:value-type="float" office:value="0.545301">
            <text:p>0.5453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97607">
            <text:p>0.997607</text:p>
          </table:table-cell>
          <table:table-cell office:value-type="float" office:value="0.0662697">
            <text:p>0.066269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56459">
            <text:p>0.0156459</text:p>
          </table:table-cell>
          <table:table-cell table:number-columns-repeated="5"/>
        </table:table-row>
        <table:table-row table:style-name="ro1">
          <table:table-cell office:value-type="float" office:value="0.97619">
            <text:p>0.97619</text:p>
          </table:table-cell>
          <table:table-cell office:value-type="float" office:value="0.00166846">
            <text:p>0.00166846</text:p>
          </table:table-cell>
          <table:table-cell office:value-type="float" office:value="0.102962">
            <text:p>0.102962</text:p>
          </table:table-cell>
          <table:table-cell table:number-columns-repeated="5"/>
        </table:table-row>
        <table:table-row table:style-name="ro1">
          <table:table-cell office:value-type="float" office:value="0.928571">
            <text:p>0.928571</text:p>
          </table:table-cell>
          <table:table-cell office:value-type="float" office:value="0.0116021">
            <text:p>0.0116021</text:p>
          </table:table-cell>
          <table:table-cell office:value-type="float" office:value="0.176393">
            <text:p>0.176393</text:p>
          </table:table-cell>
          <table:table-cell table:number-columns-repeated="5"/>
        </table:table-row>
        <table:table-row table:style-name="ro1">
          <table:table-cell office:value-type="float" office:value="0.833333">
            <text:p>0.833333</text:p>
          </table:table-cell>
          <table:table-cell office:value-type="float" office:value="0.00576256">
            <text:p>0.00576256</text:p>
          </table:table-cell>
          <table:table-cell office:value-type="float" office:value="0.167124">
            <text:p>0.167124</text:p>
          </table:table-cell>
          <table:table-cell table:number-columns-repeated="5"/>
        </table:table-row>
        <table:table-row table:style-name="ro1">
          <table:table-cell office:value-type="float" office:value="0.809524">
            <text:p>0.809524</text:p>
          </table:table-cell>
          <table:table-cell office:value-type="float" office:value="0.000171751">
            <text:p>0.000171751</text:p>
          </table:table-cell>
          <table:table-cell office:value-type="float" office:value="0.0977962">
            <text:p>0.0977962</text:p>
          </table:table-cell>
          <table:table-cell table:number-columns-repeated="5"/>
        </table:table-row>
        <table:table-row table:style-name="ro1">
          <table:table-cell office:value-type="float" office:value="0.785714">
            <text:p>0.785714</text:p>
          </table:table-cell>
          <table:table-cell office:value-type="float" office:value="0.00218527">
            <text:p>0.00218527</text:p>
          </table:table-cell>
          <table:table-cell office:value-type="float" office:value="0.0564241">
            <text:p>0.0564241</text:p>
          </table:table-cell>
          <table:table-cell table:number-columns-repeated="5"/>
        </table:table-row>
        <table:table-row table:style-name="ro1">
          <table:table-cell office:value-type="float" office:value="0.785714">
            <text:p>0.785714</text:p>
          </table:table-cell>
          <table:table-cell office:value-type="float" office:value="0.000700143">
            <text:p>0.000700143</text:p>
          </table:table-cell>
          <table:table-cell office:value-type="float" office:value="0.0594543">
            <text:p>0.0594543</text:p>
          </table:table-cell>
          <table:table-cell table:number-columns-repeated="5"/>
        </table:table-row>
        <table:table-row table:style-name="ro1">
          <table:table-cell office:value-type="float" office:value="0.785714">
            <text:p>0.785714</text:p>
          </table:table-cell>
          <table:table-cell office:value-type="float" office:value="0.000700143">
            <text:p>0.000700143</text:p>
          </table:table-cell>
          <table:table-cell office:value-type="float" office:value="0.0594543">
            <text:p>0.0594543</text:p>
          </table:table-cell>
          <table:table-cell table:number-columns-repeated="5"/>
        </table:table-row>
        <table:table-row table:style-name="ro1">
          <table:table-cell office:value-type="float" office:value="0.714286">
            <text:p>0.714286</text:p>
          </table:table-cell>
          <table:table-cell office:value-type="float" office:value="0.00273373">
            <text:p>0.00273373</text:p>
          </table:table-cell>
          <table:table-cell office:value-type="float" office:value="0.0433049">
            <text:p>0.0433049</text:p>
          </table:table-cell>
          <table:table-cell table:number-columns-repeated="5"/>
        </table:table-row>
        <table:table-row table:style-name="ro1">
          <table:table-cell office:value-type="float" office:value="0.761905">
            <text:p>0.761905</text:p>
          </table:table-cell>
          <table:table-cell office:value-type="float" office:value="0.00426311">
            <text:p>0.00426311</text:p>
          </table:table-cell>
          <table:table-cell office:value-type="float" office:value="0.0349884">
            <text:p>0.0349884</text:p>
          </table:table-cell>
          <table:table-cell table:number-columns-repeated="5"/>
        </table:table-row>
        <table:table-row table:style-name="ro1">
          <table:table-cell office:value-type="float" office:value="0.714286">
            <text:p>0.714286</text:p>
          </table:table-cell>
          <table:table-cell office:value-type="float" office:value="0.0287499">
            <text:p>0.0287499</text:p>
          </table:table-cell>
          <table:table-cell office:value-type="float" office:value="0.0633764">
            <text:p>0.0633764</text:p>
          </table:table-cell>
          <table:table-cell table:number-columns-repeated="5"/>
        </table:table-row>
        <table:table-row table:style-name="ro1">
          <table:table-cell office:value-type="float" office:value="0.714286">
            <text:p>0.714286</text:p>
          </table:table-cell>
          <table:table-cell office:value-type="float" office:value="0.00165375">
            <text:p>0.00165375</text:p>
          </table:table-cell>
          <table:table-cell office:value-type="float" office:value="0.0975928">
            <text:p>0.0975928</text:p>
          </table:table-cell>
          <table:table-cell table:number-columns-repeated="5"/>
        </table:table-row>
        <table:table-row table:style-name="ro1">
          <table:table-cell office:value-type="float" office:value="0.666667">
            <text:p>0.666667</text:p>
          </table:table-cell>
          <table:table-cell office:value-type="float" office:value="0.00330849">
            <text:p>0.00330849</text:p>
          </table:table-cell>
          <table:table-cell office:value-type="float" office:value="0.133591">
            <text:p>0.133591</text:p>
          </table:table-cell>
          <table:table-cell table:number-columns-repeated="5"/>
        </table:table-row>
        <table:table-row table:style-name="ro1">
          <table:table-cell office:value-type="float" office:value="0.595238">
            <text:p>0.595238</text:p>
          </table:table-cell>
          <table:table-cell office:value-type="float" office:value="0.000306998">
            <text:p>0.000306998</text:p>
          </table:table-cell>
          <table:table-cell office:value-type="float" office:value="0.113881">
            <text:p>0.113881</text:p>
          </table:table-cell>
          <table:table-cell table:number-columns-repeated="5"/>
        </table:table-row>
        <table:table-row table:style-name="ro1">
          <table:table-cell office:value-type="float" office:value="0.571429">
            <text:p>0.571429</text:p>
          </table:table-cell>
          <table:table-cell office:value-type="float" office:value="0.00917692">
            <text:p>0.00917692</text:p>
          </table:table-cell>
          <table:table-cell office:value-type="float" office:value="0.0660966">
            <text:p>0.0660966</text:p>
          </table:table-cell>
          <table:table-cell table:number-columns-repeated="5"/>
        </table:table-row>
        <table:table-row table:style-name="ro1">
          <table:table-cell office:value-type="float" office:value="0.571429">
            <text:p>0.571429</text:p>
          </table:table-cell>
          <table:table-cell office:value-type="float" office:value="0.0026958">
            <text:p>0.0026958</text:p>
          </table:table-cell>
          <table:table-cell office:value-type="float" office:value="0.0462876">
            <text:p>0.0462876</text:p>
          </table:table-cell>
          <table:table-cell table:number-columns-repeated="5"/>
        </table:table-row>
        <table:table-row table:style-name="ro1">
          <table:table-cell office:value-type="float" office:value="0.547619">
            <text:p>0.547619</text:p>
          </table:table-cell>
          <table:table-cell office:value-type="float" office:value="0.0448356">
            <text:p>0.0448356</text:p>
          </table:table-cell>
          <table:table-cell office:value-type="float" office:value="0.0827998">
            <text:p>0.0827998</text:p>
          </table:table-cell>
          <table:table-cell table:number-columns-repeated="5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0481326">
            <text:p>0.0481326</text:p>
          </table:table-cell>
          <table:table-cell office:value-type="float" office:value="0.156447">
            <text:p>0.156447</text:p>
          </table:table-cell>
          <table:table-cell table:number-columns-repeated="5"/>
        </table:table-row>
        <table:table-row table:style-name="ro1">
          <table:table-cell office:value-type="float" office:value="0.428571">
            <text:p>0.428571</text:p>
          </table:table-cell>
          <table:table-cell office:value-type="float" office:value="0.0411584">
            <text:p>0.0411584</text:p>
          </table:table-cell>
          <table:table-cell office:value-type="float" office:value="0.11409">
            <text:p>0.11409</text:p>
          </table:table-cell>
          <table:table-cell table:number-columns-repeated="5"/>
        </table:table-row>
        <table:table-row table:style-name="ro1">
          <table:table-cell office:value-type="float" office:value="0.428571">
            <text:p>0.428571</text:p>
          </table:table-cell>
          <table:table-cell office:value-type="float" office:value="0.0371144">
            <text:p>0.0371144</text:p>
          </table:table-cell>
          <table:table-cell office:value-type="float" office:value="0.0613109">
            <text:p>0.0613109</text:p>
          </table:table-cell>
          <table:table-cell table:number-columns-repeated="5"/>
        </table:table-row>
        <table:table-row table:style-name="ro1">
          <table:table-cell office:value-type="float" office:value="0.428571">
            <text:p>0.428571</text:p>
          </table:table-cell>
          <table:table-cell office:value-type="float" office:value="0.0954905">
            <text:p>0.0954905</text:p>
          </table:table-cell>
          <table:table-cell office:value-type="float" office:value="0.0631296">
            <text:p>0.0631296</text:p>
          </table:table-cell>
          <table:table-cell table:number-columns-repeated="5"/>
        </table:table-row>
        <table:table-row table:style-name="ro1">
          <table:table-cell office:value-type="float" office:value="0.404762">
            <text:p>0.404762</text:p>
          </table:table-cell>
          <table:table-cell office:value-type="float" office:value="0.153644">
            <text:p>0.153644</text:p>
          </table:table-cell>
          <table:table-cell office:value-type="float" office:value="0.0799366">
            <text:p>0.0799366</text:p>
          </table:table-cell>
          <table:table-cell table:number-columns-repeated="5"/>
        </table:table-row>
        <table:table-row table:style-name="ro1">
          <table:table-cell office:value-type="float" office:value="0.357143">
            <text:p>0.357143</text:p>
          </table:table-cell>
          <table:table-cell office:value-type="float" office:value="0.0552592">
            <text:p>0.0552592</text:p>
          </table:table-cell>
          <table:table-cell office:value-type="float" office:value="0.0595485">
            <text:p>0.0595485</text:p>
          </table:table-cell>
          <table:table-cell table:number-columns-repeated="5"/>
        </table:table-row>
        <table:table-row table:style-name="ro1">
          <table:table-cell office:value-type="float" office:value="0.309524">
            <text:p>0.309524</text:p>
          </table:table-cell>
          <table:table-cell office:value-type="float" office:value="0.448491">
            <text:p>0.448491</text:p>
          </table:table-cell>
          <table:table-cell office:value-type="float" office:value="0.0164632">
            <text:p>0.0164632</text:p>
          </table:table-cell>
          <table:table-cell table:number-columns-repeated="5"/>
        </table:table-row>
        <table:table-row table:style-name="ro1">
          <table:table-cell office:value-type="float" office:value="0.380952">
            <text:p>0.380952</text:p>
          </table:table-cell>
          <table:table-cell office:value-type="float" office:value="0.992313">
            <text:p>0.992313</text:p>
          </table:table-cell>
          <table:table-cell office:value-type="float" office:value="0.0417559">
            <text:p>0.0417559</text:p>
          </table:table-cell>
          <table:table-cell table:number-columns-repeated="5"/>
        </table:table-row>
        <table:table-row table:style-name="ro1">
          <table:table-cell office:value-type="float" office:value="0.404762">
            <text:p>0.404762</text:p>
          </table:table-cell>
          <table:table-cell office:value-type="float" office:value="0.796703">
            <text:p>0.796703</text:p>
          </table:table-cell>
          <table:table-cell office:value-type="float" office:value="0.0564793">
            <text:p>0.0564793</text:p>
          </table:table-cell>
          <table:table-cell table:number-columns-repeated="5"/>
        </table:table-row>
        <table:table-row table:style-name="ro1">
          <table:table-cell office:value-type="float" office:value="0.428571">
            <text:p>0.428571</text:p>
          </table:table-cell>
          <table:table-cell office:value-type="float" office:value="0.600404">
            <text:p>0.600404</text:p>
          </table:table-cell>
          <table:table-cell office:value-type="float" office:value="0.0562767">
            <text:p>0.0562767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3/13/2016</text:date>, <text:time>23:3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Leblanc</meta:initial-creator>
    <meta:creation-date>2016-03-13T23:28:15.45</meta:creation-date>
    <dc:date>2016-03-13T23:34:01.46</dc:date>
    <dc:creator>David Leblanc</dc:creator>
    <meta:editing-duration>PT5M46S</meta:editing-duration>
    <meta:editing-cycles>1</meta:editing-cycles>
    <meta:document-statistic meta:table-count="3" meta:cell-count="150" meta:object-count="1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815cm" svg:height="14.506cm" xlink:href=".." xlink:type="simple" chart:class="chart:line" chart:column-mapping="0 2 1" chart:style-name="ch1">
        <chart:legend chart:legend-position="end" svg:x="22.963cm" svg:y="6.417cm" style:legend-expansion="high" chart:style-name="ch2"/>
        <chart:plot-area chart:style-name="ch3" table:cell-range-address="Sheet1.A1:Sheet1.C50" svg:x="0.966cm" svg:y="1.295cm" svg:width="20.965cm" svg:height="12.501cm">
          <chartooo:coordinate-region svg:x="1.693cm" svg:y="1.508cm" svg:width="20.051cm" svg:height="11.6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0" chart:class="chart:line">
            <chart:data-point chart:repeated="50"/>
          </chart:series>
          <chart:series chart:style-name="ch7" chart:values-cell-range-address="Sheet1.C1:Sheet1.C50" chart:class="chart:line">
            <chart:data-point chart:repeated="50"/>
          </chart:series>
          <chart:series chart:style-name="ch8" chart:values-cell-range-address="Sheet1.B1:Sheet1.B50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5714">
                <text:p>0.285714</text:p>
                <draw:g>
                  <svg:desc>Sheet1.A1:Sheet1.A50</svg:desc>
                </draw:g>
              </table:table-cell>
              <table:table-cell office:value-type="float" office:value="0">
                <text:p>0</text:p>
                <draw:g>
                  <svg:desc>Sheet1.C1:Sheet1.C50</svg:desc>
                </draw:g>
              </table:table-cell>
              <table:table-cell office:value-type="float" office:value="0.0510622">
                <text:p>0.0510622</text:p>
                <draw:g>
                  <svg:desc>Sheet1.B1:Sheet1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5714">
                <text:p>0.285714</text:p>
              </table:table-cell>
              <table:table-cell office:value-type="float" office:value="0.0256983">
                <text:p>0.0256983</text:p>
              </table:table-cell>
              <table:table-cell office:value-type="float" office:value="0.164969">
                <text:p>0.1649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85714">
                <text:p>0.285714</text:p>
              </table:table-cell>
              <table:table-cell office:value-type="float" office:value="0.0359639">
                <text:p>0.0359639</text:p>
              </table:table-cell>
              <table:table-cell office:value-type="float" office:value="0.0343219">
                <text:p>0.0343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1905">
                <text:p>0.261905</text:p>
              </table:table-cell>
              <table:table-cell office:value-type="float" office:value="0.0868742">
                <text:p>0.0868742</text:p>
              </table:table-cell>
              <table:table-cell office:value-type="float" office:value="0.0471076">
                <text:p>0.04710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0476">
                <text:p>0.190476</text:p>
              </table:table-cell>
              <table:table-cell office:value-type="float" office:value="0.0460015">
                <text:p>0.0460015</text:p>
              </table:table-cell>
              <table:table-cell office:value-type="float" office:value="0.0404387">
                <text:p>0.04043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4286">
                <text:p>0.214286</text:p>
              </table:table-cell>
              <table:table-cell office:value-type="float" office:value="0.025313">
                <text:p>0.025313</text:p>
              </table:table-cell>
              <table:table-cell office:value-type="float" office:value="0.971254">
                <text:p>0.9712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1905">
                <text:p>0.261905</text:p>
              </table:table-cell>
              <table:table-cell office:value-type="float" office:value="0.0769423">
                <text:p>0.0769423</text:p>
              </table:table-cell>
              <table:table-cell office:value-type="float" office:value="0.978545">
                <text:p>0.9785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5714">
                <text:p>0.285714</text:p>
              </table:table-cell>
              <table:table-cell office:value-type="float" office:value="0.0673381">
                <text:p>0.0673381</text:p>
              </table:table-cell>
              <table:table-cell office:value-type="float" office:value="0.961115">
                <text:p>0.961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85714">
                <text:p>0.285714</text:p>
              </table:table-cell>
              <table:table-cell office:value-type="float" office:value="0.0300813">
                <text:p>0.0300813</text:p>
              </table:table-cell>
              <table:table-cell office:value-type="float" office:value="0.951234">
                <text:p>0.9512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9524">
                <text:p>0.309524</text:p>
              </table:table-cell>
              <table:table-cell office:value-type="float" office:value="0.0137214">
                <text:p>0.0137214</text:p>
              </table:table-cell>
              <table:table-cell office:value-type="float" office:value="0.390252">
                <text:p>0.3902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1905">
                <text:p>0.261905</text:p>
              </table:table-cell>
              <table:table-cell office:value-type="float" office:value="0.0586904">
                <text:p>0.0586904</text:p>
              </table:table-cell>
              <table:table-cell office:value-type="float" office:value="0.0281152">
                <text:p>0.02811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1905">
                <text:p>0.261905</text:p>
              </table:table-cell>
              <table:table-cell office:value-type="float" office:value="0.195256">
                <text:p>0.195256</text:p>
              </table:table-cell>
              <table:table-cell office:value-type="float" office:value="0.000746908">
                <text:p>0.0007469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38095">
                <text:p>0.238095</text:p>
              </table:table-cell>
              <table:table-cell office:value-type="float" office:value="0.271082">
                <text:p>0.271082</text:p>
              </table:table-cell>
              <table:table-cell office:value-type="float" office:value="0.00390449">
                <text:p>0.003904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52381">
                <text:p>0.0952381</text:p>
              </table:table-cell>
              <table:table-cell office:value-type="float" office:value="0.251421">
                <text:p>0.251421</text:p>
              </table:table-cell>
              <table:table-cell office:value-type="float" office:value="0.00570914">
                <text:p>0.005709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38095">
                <text:p>0.0238095</text:p>
              </table:table-cell>
              <table:table-cell office:value-type="float" office:value="0.103257">
                <text:p>0.103257</text:p>
              </table:table-cell>
              <table:table-cell office:value-type="float" office:value="0.00199476">
                <text:p>0.00199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38095">
                <text:p>0.0238095</text:p>
              </table:table-cell>
              <table:table-cell office:value-type="float" office:value="0.103257">
                <text:p>0.103257</text:p>
              </table:table-cell>
              <table:table-cell office:value-type="float" office:value="0.00199476">
                <text:p>0.001994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0256983">
                <text:p>0.0256983</text:p>
              </table:table-cell>
              <table:table-cell office:value-type="float" office:value="0.00199476">
                <text:p>0.00199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122395">
                <text:p>0.122395</text:p>
              </table:table-cell>
              <table:table-cell office:value-type="float" office:value="0.998952">
                <text:p>0.998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7619">
                <text:p>0.047619</text:p>
              </table:table-cell>
              <table:table-cell office:value-type="float" office:value="0.464766">
                <text:p>0.464766</text:p>
              </table:table-cell>
              <table:table-cell office:value-type="float" office:value="0.99995">
                <text:p>0.999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2857">
                <text:p>0.142857</text:p>
              </table:table-cell>
              <table:table-cell office:value-type="float" office:value="0.922925">
                <text:p>0.922925</text:p>
              </table:table-cell>
              <table:table-cell office:value-type="float" office:value="0.999855">
                <text:p>0.9998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85714">
                <text:p>0.7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7619">
                <text:p>0.97619</text:p>
              </table:table-cell>
              <table:table-cell office:value-type="float" office:value="0.545301">
                <text:p>0.545301</text:p>
              </table:table-cell>
              <table:table-cell office:value-type="float" office:value="0.996349">
                <text:p>0.9963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0662697">
                <text:p>0.0662697</text:p>
              </table:table-cell>
              <table:table-cell office:value-type="float" office:value="0.997607">
                <text:p>0.9976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0156459">
                <text:p>0.0156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7619">
                <text:p>0.97619</text:p>
              </table:table-cell>
              <table:table-cell office:value-type="float" office:value="0.102962">
                <text:p>0.102962</text:p>
              </table:table-cell>
              <table:table-cell office:value-type="float" office:value="0.00166846">
                <text:p>0.001668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28571">
                <text:p>0.928571</text:p>
              </table:table-cell>
              <table:table-cell office:value-type="float" office:value="0.176393">
                <text:p>0.176393</text:p>
              </table:table-cell>
              <table:table-cell office:value-type="float" office:value="0.0116021">
                <text:p>0.01160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33333">
                <text:p>0.833333</text:p>
              </table:table-cell>
              <table:table-cell office:value-type="float" office:value="0.167124">
                <text:p>0.167124</text:p>
              </table:table-cell>
              <table:table-cell office:value-type="float" office:value="0.00576256">
                <text:p>0.005762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09524">
                <text:p>0.809524</text:p>
              </table:table-cell>
              <table:table-cell office:value-type="float" office:value="0.0977962">
                <text:p>0.0977962</text:p>
              </table:table-cell>
              <table:table-cell office:value-type="float" office:value="0.000171751">
                <text:p>0.0001717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85714">
                <text:p>0.785714</text:p>
              </table:table-cell>
              <table:table-cell office:value-type="float" office:value="0.0564241">
                <text:p>0.0564241</text:p>
              </table:table-cell>
              <table:table-cell office:value-type="float" office:value="0.00218527">
                <text:p>0.002185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5714">
                <text:p>0.785714</text:p>
              </table:table-cell>
              <table:table-cell office:value-type="float" office:value="0.0594543">
                <text:p>0.0594543</text:p>
              </table:table-cell>
              <table:table-cell office:value-type="float" office:value="0.000700143">
                <text:p>0.0007001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85714">
                <text:p>0.785714</text:p>
              </table:table-cell>
              <table:table-cell office:value-type="float" office:value="0.0594543">
                <text:p>0.0594543</text:p>
              </table:table-cell>
              <table:table-cell office:value-type="float" office:value="0.000700143">
                <text:p>0.0007001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14286">
                <text:p>0.714286</text:p>
              </table:table-cell>
              <table:table-cell office:value-type="float" office:value="0.0433049">
                <text:p>0.0433049</text:p>
              </table:table-cell>
              <table:table-cell office:value-type="float" office:value="0.00273373">
                <text:p>0.002733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61905">
                <text:p>0.761905</text:p>
              </table:table-cell>
              <table:table-cell office:value-type="float" office:value="0.0349884">
                <text:p>0.0349884</text:p>
              </table:table-cell>
              <table:table-cell office:value-type="float" office:value="0.00426311">
                <text:p>0.004263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14286">
                <text:p>0.714286</text:p>
              </table:table-cell>
              <table:table-cell office:value-type="float" office:value="0.0633764">
                <text:p>0.0633764</text:p>
              </table:table-cell>
              <table:table-cell office:value-type="float" office:value="0.0287499">
                <text:p>0.02874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14286">
                <text:p>0.714286</text:p>
              </table:table-cell>
              <table:table-cell office:value-type="float" office:value="0.0975928">
                <text:p>0.0975928</text:p>
              </table:table-cell>
              <table:table-cell office:value-type="float" office:value="0.00165375">
                <text:p>0.00165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66667">
                <text:p>0.666667</text:p>
              </table:table-cell>
              <table:table-cell office:value-type="float" office:value="0.133591">
                <text:p>0.133591</text:p>
              </table:table-cell>
              <table:table-cell office:value-type="float" office:value="0.00330849">
                <text:p>0.003308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95238">
                <text:p>0.595238</text:p>
              </table:table-cell>
              <table:table-cell office:value-type="float" office:value="0.113881">
                <text:p>0.113881</text:p>
              </table:table-cell>
              <table:table-cell office:value-type="float" office:value="0.000306998">
                <text:p>0.0003069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71429">
                <text:p>0.571429</text:p>
              </table:table-cell>
              <table:table-cell office:value-type="float" office:value="0.0660966">
                <text:p>0.0660966</text:p>
              </table:table-cell>
              <table:table-cell office:value-type="float" office:value="0.00917692">
                <text:p>0.009176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71429">
                <text:p>0.571429</text:p>
              </table:table-cell>
              <table:table-cell office:value-type="float" office:value="0.0462876">
                <text:p>0.0462876</text:p>
              </table:table-cell>
              <table:table-cell office:value-type="float" office:value="0.0026958">
                <text:p>0.00269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7619">
                <text:p>0.547619</text:p>
              </table:table-cell>
              <table:table-cell office:value-type="float" office:value="0.0827998">
                <text:p>0.0827998</text:p>
              </table:table-cell>
              <table:table-cell office:value-type="float" office:value="0.0448356">
                <text:p>0.04483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">
                <text:p>0.5</text:p>
              </table:table-cell>
              <table:table-cell office:value-type="float" office:value="0.156447">
                <text:p>0.156447</text:p>
              </table:table-cell>
              <table:table-cell office:value-type="float" office:value="0.0481326">
                <text:p>0.04813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8571">
                <text:p>0.428571</text:p>
              </table:table-cell>
              <table:table-cell office:value-type="float" office:value="0.11409">
                <text:p>0.11409</text:p>
              </table:table-cell>
              <table:table-cell office:value-type="float" office:value="0.0411584">
                <text:p>0.04115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8571">
                <text:p>0.428571</text:p>
              </table:table-cell>
              <table:table-cell office:value-type="float" office:value="0.0613109">
                <text:p>0.0613109</text:p>
              </table:table-cell>
              <table:table-cell office:value-type="float" office:value="0.0371144">
                <text:p>0.03711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28571">
                <text:p>0.428571</text:p>
              </table:table-cell>
              <table:table-cell office:value-type="float" office:value="0.0631296">
                <text:p>0.0631296</text:p>
              </table:table-cell>
              <table:table-cell office:value-type="float" office:value="0.0954905">
                <text:p>0.09549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04762">
                <text:p>0.404762</text:p>
              </table:table-cell>
              <table:table-cell office:value-type="float" office:value="0.0799366">
                <text:p>0.0799366</text:p>
              </table:table-cell>
              <table:table-cell office:value-type="float" office:value="0.153644">
                <text:p>0.1536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57143">
                <text:p>0.357143</text:p>
              </table:table-cell>
              <table:table-cell office:value-type="float" office:value="0.0595485">
                <text:p>0.0595485</text:p>
              </table:table-cell>
              <table:table-cell office:value-type="float" office:value="0.0552592">
                <text:p>0.05525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09524">
                <text:p>0.309524</text:p>
              </table:table-cell>
              <table:table-cell office:value-type="float" office:value="0.0164632">
                <text:p>0.0164632</text:p>
              </table:table-cell>
              <table:table-cell office:value-type="float" office:value="0.448491">
                <text:p>0.4484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80952">
                <text:p>0.380952</text:p>
              </table:table-cell>
              <table:table-cell office:value-type="float" office:value="0.0417559">
                <text:p>0.0417559</text:p>
              </table:table-cell>
              <table:table-cell office:value-type="float" office:value="0.992313">
                <text:p>0.9923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04762">
                <text:p>0.404762</text:p>
              </table:table-cell>
              <table:table-cell office:value-type="float" office:value="0.0564793">
                <text:p>0.0564793</text:p>
              </table:table-cell>
              <table:table-cell office:value-type="float" office:value="0.796703">
                <text:p>0.7967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28571">
                <text:p>0.428571</text:p>
              </table:table-cell>
              <table:table-cell office:value-type="float" office:value="0.0562767">
                <text:p>0.0562767</text:p>
              </table:table-cell>
              <table:table-cell office:value-type="float" office:value="0.600404">
                <text:p>0.6004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